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acb9" officeooo:paragraph-rsid="0014acb9"/>
    </style:style>
    <style:style style:name="P2" style:family="paragraph" style:parent-style-name="Standard">
      <style:text-properties fo:font-size="18pt" fo:font-weight="bold" officeooo:rsid="0014acb9" officeooo:paragraph-rsid="0014acb9" fo:background-color="transparent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size="18pt" officeooo:paragraph-rsid="0014acb9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cb9" fo:background-color="transparent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bold" officeooo:rsid="0014acb9" fo:background-color="transparent" loext:char-shading-value="0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21e4d130-7fff-1297-04aa-9cc4310b8a0d"/><text:span text:style-name="T2">Практическое задание по расширенному администрированию РЕДОС №1.</text:span></text:p>
      <text:p text:style-name="P2"><text:bookmark text:name="docs-internal-guid-b72c265e-7fff-67d5-97dc-9797652e477c"/>Тест №1</text:p>
      <text:p text:style-name="P1"/>
      <text:p text:style-name="P1"><text:span text:style-name="T1">Вопрос 1</text:span> <text:span text:style-name="T1">-</text:span> 2</text:p>
      <text:p text:style-name="P1"/>
      <text:p text:style-name="P1"><text:span text:style-name="T1">Вопрос 2</text:span><text:span text:style-name="T3"> </text:span><text:span text:style-name="T1">-</text:span> выводится первый файл</text:p>
      <text:p text:style-name="P1"/>
      <text:p text:style-name="P1"><text:span text:style-name="T1">Вопрос 3</text:span> <text:span text:style-name="T1">-</text:span> Выводится содержимое файла</text:p>
      <text:p text:style-name="P1"/>
      <text:p text:style-name="P1"><text:span text:style-name="T1">Вопрос 4</text:span> <text:span text:style-name="T1">-</text:span> heihei+.ru </text:p>
      <text:p text:style-name="P1"/>
      <text:p text:style-name="P1"><text:span text:style-name="T1">Вопрос 5</text:span> <text:span text:style-name="T1">-</text:span> 107411</text:p>
      <text:p text:style-name="P1"/>
      <text:p text:style-name="P1"><text:span text:style-name="T1">Вопрос 6</text:span> <text:span text:style-name="T1">-</text:span> Пока!</text:p>
      <text:p text:style-name="P1"/>
      <text:p text:style-name="P1"><text:span text:style-name="T1">Вопрос 7 -</text:span> IFS</text:p>
      <text:p text:style-name="P1"/>
      <text:p text:style-name="P1"><text:span text:style-name="T1">Вопрос 8</text:span> <text:span text:style-name="T1">-</text:span> while</text:p>
      <text:p text:style-name="P1"/>
      <text:p text:style-name="P1"><text:span text:style-name="T1">Вопрос 9</text:span> <text:span text:style-name="T1">-</text:span> |</text:p>
      <text:p text:style-name="P1"/>
      <text:p text:style-name="P1"><text:span text:style-name="T1">Вопрос 10</text:span> <text:span text:style-name="T1">-</text:span> EDIT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08:28.414592935</meta:creation-date>
    <dc:date>2024-03-04T14:56:24.718766567</dc:date>
    <meta:editing-duration>PT39M30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12" meta:word-count="53" meta:character-count="267" meta:non-whitespace-character-count="225"/>
  </office:meta>
</office:document-meta>
</file>